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officeooo:rsid="00331cbf" officeooo:paragraph-rsid="00331cbf"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normal" officeooo:rsid="0011929e" officeooo:paragraph-rsid="0019becb"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rsid="0019becb" officeooo:paragraph-rsid="0019becb"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1fee10" officeooo:paragraph-rsid="001fee10"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215dea" officeooo:paragraph-rsid="00215dea"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532578" officeooo:paragraph-rsid="00532578"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54f386" officeooo:paragraph-rsid="0054f386"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4pt" fo:font-weight="bold" officeooo:rsid="000eece2" officeooo:paragraph-rsid="000eece2"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107c42" officeooo:paragraph-rsid="00107c42"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23ec9b" officeooo:paragraph-rsid="0023ec9b" style:font-size-asian="12.25pt" style:font-weight-asian="bold" style:font-size-complex="14pt" style:font-weight-complex="bold"/>
    </style:style>
    <style:style style:name="P11" style:family="paragraph" style:parent-style-name="Standard">
      <style:paragraph-properties fo:text-align="justify" style:justify-single-word="false"/>
      <style:text-properties fo:font-size="12pt" fo:font-weight="normal" officeooo:rsid="0054f386" officeooo:paragraph-rsid="0054f386"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608c5c" officeooo:paragraph-rsid="0063a500"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6698f4" officeooo:paragraph-rsid="006698f4"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6876cc" officeooo:paragraph-rsid="006876cc" style:font-size-asian="10.5pt" style:font-weight-asian="normal" style:font-size-complex="12pt" style:font-weight-complex="normal"/>
    </style:style>
    <style:style style:name="T1" style:family="text">
      <style:text-properties officeooo:rsid="0012f2a6"/>
    </style:style>
    <style:style style:name="T2" style:family="text">
      <style:text-properties officeooo:rsid="00213caf"/>
    </style:style>
    <style:style style:name="T3" style:family="text">
      <style:text-properties officeooo:rsid="0037d9cf"/>
    </style:style>
    <style:style style:name="T4" style:family="text">
      <style:text-properties officeooo:rsid="005578de"/>
    </style:style>
    <style:style style:name="T5" style:family="text">
      <style:text-properties officeooo:rsid="0063a500"/>
    </style:style>
    <style:style style:name="T6" style:family="text">
      <style:text-properties officeooo:rsid="006970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ntemporary Software Development</text:p>
      <text:p text:style-name="P8">Practical 5 – Refactoring</text:p>
      <text:p text:style-name="P8">Scott Kelly, 14346251</text:p>
      <text:p text:style-name="P8"/>
      <text:p text:style-name="P9">Work Done</text:p>
      <text:p text:style-name="P2">In this pr<text:span text:style-name="T1">actical, I was tasked with refactoring a code base related to vehicle rentals. At the beginning, it consisted of three classes; Vehicle, Rental and Customer. These three classes worked together to print out a statement containing information on a customers current rentals. These classes were messy, and violated many of the coding principles, and generally good coding practices. I was tasked to fix this.</text:span></text:p>
      <text:p text:style-name="P2"/>
      <text:p text:style-name="P3">Firstly, I messed around with eclipse’s refactoring functionality to see how they worked, and how well they worked. In the end, I decided to do all the refactoring by hand, as I felt it would make it easier to tidy up that way. I began with moving the switch statement <text:s/>to a method on its own, which is called upon within the statement method in Customer. After this, I moved this method on to Rental, as it wass better suited there. This was to stop customer from directly accessing and manipulating Rental’s variables. </text:p>
      <text:p text:style-name="P2"/>
      <text:p text:style-name="P4">From here, it was evident that the switch statement was very ugly and should be eliminated completely. To avoid the need for this switch statement, I created an abstract interface called Vehicle, and then created classes Car, AllTerrainVehicle and Motorbike to implement this abstract class. <text:span text:style-name="T2">This allowed the Rental class to call methods on any possible vehicle without actually having to know what instance of vehicle it is. To then make this work, I added the frequentRentalPoints special cases to the vehicle class too, allowing a vehicle to return any special extra points. As well as this, the vehicle class also knows how to calculate its price for rental to call upon. </text:span></text:p>
      <text:p text:style-name="P4"/>
      <text:p text:style-name="P5">After this, there was a part of the statement string which described each rental, so I moved that to a toString method within rental. After this, I removed the for loop from statement, and create two new methods to calculate the overall price of a customers combined rentals, as well as the total renter points accumulated. I made these methods private as they were not used anywhere else. In the end, I made sure all code worked in the unit tests, and changed the unit tests slightly to gain 100% coverage over the code base.</text:p>
      <text:p text:style-name="P5"/>
      <text:p text:style-name="P10">Reflections</text:p>
      <text:p text:style-name="P1">I found the practical very interesting to see how unkept code can le<text:span text:style-name="T3">ad to a very messy and unecessarily complex code base. It was good to see the code before, and the code after all the refactoring. It was much tidier, easier to read and made more sense in where everything was put.</text:span></text:p>
      <text:p text:style-name="P1"/>
      <text:p text:style-name="P6">It was interesting to see how eclipse could do some of the stuff for you already, but it felt more reliable to do it by hand. It helped understand why the first version of the software was worse as well. </text:p>
      <text:p text:style-name="P6"/>
      <text:p text:style-name="P7">The benefits from proper refactoring were clear; a programmer with no knowledge of the system could become familiar much easier on a more clear and concise code base, and it allows for evolution of the code too. </text:p>
      <text:p text:style-name="P7"/>
      <text:p text:style-name="P7">Radical refactoring can be a problem though; <text:span text:style-name="T4">it can lead to vast tweaking over the entire code base and can be difficult and time consuming to fix. This shows the importance of keeping good coding practices in mind, mitigating the need for refactoring, radical or no, in the future.</text:span></text:p>
      <text:p text:style-name="P7"/>
      <text:p text:style-name="P7"/>
      <text:p text:style-name="P14"><text:soft-page-break/>This practical reinforces the ideas that the coding principles <text:span text:style-name="T6">and the agile method </text:span>discussed. I get the impression <text:span text:style-name="T6">that a good way to refactor code is to plan out your software system better at the beginning, so that you do not have to refactor, radically or otherwise, after the fact. If the software was developed in an agile way too, it would be easier to refactor for future developments. It’s interesting to see how, in the end, all these practicals are linking together.</text:span></text:p>
      <text:p text:style-name="P7"/>
      <text:p text:style-name="P12">It felt weird to make the code less efficient to make it clearer. I feel that normally the way we were thought before was more focus on just really getting it to work properly, more than either performance or code clarity. Well, there was some focus on that but much less than having it work. <text:span text:style-name="T5">I enjoy creating code that is efficient, and making it less efficient felt wrong, but when thinking more about it, it’s the best option. </text:span></text:p>
      <text:p text:style-name="P12"/>
      <text:p text:style-name="P12"><text:span text:style-name="T5">The majority of code bases do not require to be efficient in terms of performance for it to work as intended. I dislike this view on code, as I do not enjoy when I have to wait way too long for a project to open or save, or when it freezes up because of inefficient processes (MS Office comes to mind...). But, for a program, it is more important to ensure that it could be agile and be able to be modified, while being clear to read and easy to evolve. I guess it is the lesser of two evils.</text:span></text:p>
      <text:p text:style-name="P12"/>
      <text:p text:style-name="P13">My view on this may be caused by my lack of programming experience in an actual industry setting, or my passtime of developing video games where performance is key. In a normal software system, performance is no where near as important as the ability to evolve or change the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3T20:48:54.387916236</meta:creation-date>
    <dc:date>2018-04-24T11:45:27.809411337</dc:date>
    <meta:editing-duration>PT3H22M53S</meta:editing-duration>
    <meta:editing-cycles>40</meta:editing-cycles>
    <meta:generator>LibreOffice/5.1.6.2$Linux_X86_64 LibreOffice_project/10m0$Build-2</meta:generator>
    <meta:document-statistic meta:table-count="0" meta:image-count="0" meta:object-count="0" meta:page-count="2" meta:paragraph-count="17" meta:word-count="869" meta:character-count="4897" meta:non-whitespace-character-count="4038"/>
  </office:meta>
</office:document-meta>
</file>